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ç" svg:font-family="Arialç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justify" style:justify-single-word="false" fo:text-indent="1.499cm" style:auto-text-indent="false" fo:background-color="transparent"/>
      <style:text-properties style:font-name="Arial1" fo:font-size="12pt" officeooo:rsid="0011c8de" officeooo:paragraph-rsid="0011c8de"/>
    </style:style>
    <style:style style:name="P2" style:family="paragraph" style:parent-style-name="Standard" style:master-page-name="">
      <loext:graphic-properties draw:fill="none" draw:fill-gradient-name="Gradient_20_1" draw:fill-hatch-name="hatch"/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 fo:background-color="transparent"/>
      <style:text-properties style:font-name="Arial1" fo:font-size="12pt" fo:font-weight="bold" officeooo:rsid="0011c8de" officeooo:paragraph-rsid="0011c8de" style:font-weight-asian="bold" style:font-weight-complex="bold"/>
    </style:style>
    <style:style style:name="P3" style:family="paragraph" style:parent-style-name="Text_20_body" style:list-style-name="L25">
      <loext:graphic-properties draw:fill="none" draw:fill-gradient-name="Gradient_20_1" draw:fill-hatch-name="hatch"/>
      <style:paragraph-properties fo:margin-top="0cm" fo:margin-bottom="0cm" style:contextual-spacing="false" fo:line-height="150%" fo:text-align="justify" style:justify-single-word="false" fo:background-color="transparent"/>
      <style:text-properties style:font-name="Arial1" fo:font-size="12pt" officeooo:rsid="0011c8de" officeooo:paragraph-rsid="0011c8de"/>
    </style:style>
    <style:style style:name="P4" style:family="paragraph" style:parent-style-name="Text_20_body" style:list-style-name="L25">
      <loext:graphic-properties draw:fill-gradient-name="Gradient_20_1" draw:fill-hatch-name="hatch"/>
      <style:paragraph-properties fo:margin-top="0cm" fo:margin-bottom="0cm" style:contextual-spacing="false" fo:line-height="150%"/>
      <style:text-properties style:font-name="Arial1" officeooo:rsid="0011c8de" officeooo:paragraph-rsid="0011c8de"/>
    </style:style>
    <style:style style:name="P5" style:family="paragraph" style:parent-style-name="Text_20_body" style:list-style-name="L25">
      <loext:graphic-properties draw:fill-gradient-name="Gradient_20_1" draw:fill-hatch-name="hatch"/>
      <style:paragraph-properties fo:margin-top="0cm" fo:margin-bottom="0cm" style:contextual-spacing="false" fo:line-height="150%"/>
      <style:text-properties style:font-name="Arial1"/>
    </style:style>
    <style:style style:name="P6" style:family="paragraph" style:parent-style-name="Text_20_body" style:list-style-name="L25">
      <loext:graphic-properties draw:fill-gradient-name="Gradient_20_1" draw:fill-hatch-name="hatch"/>
      <style:paragraph-properties fo:margin-top="0cm" fo:margin-bottom="0cm" style:contextual-spacing="false" fo:line-height="150%"/>
      <style:text-properties style:font-name="Arial1" officeooo:paragraph-rsid="0011c8de"/>
    </style:style>
    <style:style style:name="P7" style:family="paragraph">
      <style:paragraph-properties fo:text-align="start"/>
    </style:style>
    <style:style style:name="T1" style:family="text">
      <style:text-properties style:font-name="Arial" fo:font-size="12pt"/>
    </style:style>
    <style:style style:name="T2" style:family="text">
      <style:text-properties style:font-name="Arial" fo:font-size="12pt" officeooo:rsid="0011c8de"/>
    </style:style>
    <style:style style:name="T3" style:family="text">
      <style:text-properties officeooo:rsid="0011c8de"/>
    </style:style>
    <style:style style:name="T4" style:family="text">
      <style:text-properties fo:font-size="12pt"/>
    </style:style>
    <style:style style:name="T5" style:family="text">
      <style:text-properties fo:font-size="12pt" officeooo:rsid="0011c8d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radio form:name="TEXTO NORMAL" form:control-implementation="ooo:com.sun.star.form.component.RadioButton" xml:id="control1" form:id="control1" form:label="TEXTO NORMAL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Module1.FormatarTexto?language=Basic&amp;location=application" xlink:type="simple"/>
            </office:event-listeners>
          </form:radio>
          <form:radio form:name="TITULO" form:control-implementation="ooo:com.sun.star.form.component.RadioButton" xml:id="control2" form:id="control2" form:label="TITULO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justificadonegritomaiusculo.FormatarTextoSelecionado?language=Basic&amp;location=application" xlink:type="simple"/>
            </office:event-listeners>
          </form:radio>
          <form:radio form:name="Botão de opção 1" form:control-implementation="ooo:com.sun.star.form.component.RadioButton" xml:id="control3" form:id="control3" form:label="Citação" form:current-selected="true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  <office:event-listeners>
              <script:event-listener script:language="ooo:script" script:event-name="form:performaction" xlink:href="vnd.sun.star.script:Standard.citacao.FormatarCitacao?language=Basic&amp;location=application" xlink:type="simple"/>
            </office:event-listener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ontrol text:anchor-type="paragraph" draw:z-index="0" draw:name="Controle 1" draw:style-name="gr1" draw:text-style-name="P7" svg:width="1.333cm" svg:height="0.9cm" svg:x="17.667cm" svg:y="0.072cm" draw:control="control1"/><draw:control text:anchor-type="paragraph" draw:z-index="1" draw:name="Controle 2" draw:style-name="gr1" draw:text-style-name="P7" svg:width="1.218cm" svg:height="0.689cm" svg:x="17.588cm" svg:y="-0.843cm" draw:control="control2"/><draw:control text:anchor-type="paragraph" draw:z-index="2" draw:name="Controle 3" draw:style-name="gr1" draw:text-style-name="P7" svg:width="1.535cm" svg:height="0.583cm" svg:x="17.403cm" svg:y="-1.632cm" draw:control="control3"/>COMO USAR OS ASSISTENTES</text:p>
      <text:p text:style-name="P1"/>
      <text:list xml:id="list462019067" text:style-name="L25">
        <text:list-item>
          <text:p text:style-name="P3">Acrescentar Argumentos </text:p>
          <text:p text:style-name="P3">Inserir o texto, dar 2 enter`s e escrever: Siga as instruções com atenção.</text:p>
        </text:list-item>
        <text:list-item>
          <text:p text:style-name="P5">Analisar laudos médicos </text:p>
          <text:p text:style-name="P3">Inserir o laudo médico e escrever: Siga as instruções com atenção.</text:p>
        </text:list-item>
        <text:list-item>
          <text:p text:style-name="P5">Apelação (Cível ou Família) </text:p>
          <text:p text:style-name="P4">Inserir os documentos do processo<text:span text:style-name="T4">, dar 2 enter`s e escrever: Siga as instruções com atenção.</text:span></text:p>
        </text:list-item>
        <text:list-item>
          <text:p text:style-name="P5">Apelação Criminal </text:p>
          <text:p text:style-name="P4">Inserir os documentos do processo<text:span text:style-name="T4">, dar 2 enter`s e escrever: Siga as instruções com atenção.</text:span></text:p>
        </text:list-item>
        <text:list-item>
          <text:p text:style-name="P5">Contestação </text:p>
          <text:p text:style-name="P4">Inserir os documentos do processo<text:span text:style-name="T4">, dar 2 enter`s e escrever: Siga as instruções com atenção.</text:span></text:p>
        </text:list-item>
        <text:list-item>
          <text:p text:style-name="P5">Contrarrazões cível-família </text:p>
          <text:p text:style-name="P4">Inserir os documentos do processo<text:span text:style-name="T4">, dar 2 enter`s e escrever: Siga as instruções com atenção.</text:span></text:p>
        </text:list-item>
        <text:list-item>
          <text:p text:style-name="P5">Contrarrazões de Apelação Criminal </text:p>
          <text:p text:style-name="P6"><text:span text:style-name="T3">Inserir os documentos do processo</text:span><text:span text:style-name="T5">, dar 2 enter`s e escrever: Siga as instruções com atenção.</text:span></text:p>
        </text:list-item>
        <text:list-item>
          <text:p text:style-name="P5">Corrigir o Português e Deixar mais claro </text:p>
          <text:p text:style-name="P4">Inserir o texto<text:span text:style-name="T4">, dar 2 enter`s e escrever: Siga as instruções com atenção.</text:span></text:p>
        </text:list-item>
        <text:list-item>
          <text:p text:style-name="P5">Dosimetria da pena </text:p>
          <text:p text:style-name="P4">Inserir a senteça<text:span text:style-name="T4">, dar 2 enter`s e escrever: Siga as instruções com atenção.</text:span></text:p>
        </text:list-item>
        <text:list-item>
          <text:p text:style-name="P5">Ementa </text:p>
          <text:p text:style-name="P4">Inserir a peça<text:span text:style-name="T4">, dar 2 enter`s e escrever: Siga as instruções com atenção.</text:span></text:p>
        </text:list-item>
        <text:list-item>
          <text:p text:style-name="P5">Encontrar contradições nos relatos das testemunhas </text:p>
          <text:p text:style-name="P4"><text:span text:style-name="T4">Inserir o relato das testemunhas ou um anexo com ele, dar 2 enter`s e escrever: Siga as instruções com atenção.</text:span></text:p>
        </text:list-item>
        <text:list-item>
          <text:p text:style-name="P5">Inicial de Alimentos </text:p>
          <text:p text:style-name="P4">Digitar “oi” e dar enter.</text:p>
        </text:list-item>
        <text:list-item>
          <text:p text:style-name="P5">Inserir fundamentos legais </text:p>
          <text:p text:style-name="P4">Inserir o texto<text:span text:style-name="T4">, dar 2 enter`s e escrever: Siga as instruções com atenção.</text:span></text:p>
          <text:p text:style-name="P5"><text:s/></text:p>
        </text:list-item>
        <text:list-item>
          <text:p text:style-name="P5"><text:soft-page-break/>Maximizar o impacto retórico </text:p>
          <text:p text:style-name="P4">Inserir o texto<text:span text:style-name="T4">, dar 2 enter`s e escrever: Siga as instruções com atenção.</text:span></text:p>
        </text:list-item>
        <text:list-item>
          <text:p text:style-name="P5">Memoriais criminais </text:p>
          <text:p text:style-name="P6"><text:span text:style-name="T3">Inserir os documentos do processo</text:span><text:span text:style-name="T5">, dar 2 enter`s e escrever: Siga as instruções com atenção.</text:span></text:p>
        </text:list-item>
        <text:list-item>
          <text:p text:style-name="P5">Português mantendo a escrita </text:p>
          <text:p text:style-name="P4">Inserir o texto<text:span text:style-name="T4">, dar 2 enter`s e escrever: Siga as instruções com atenção.</text:span></text:p>
        </text:list-item>
        <text:list-item>
          <text:p text:style-name="P5">Que<text:span text:style-name="T3">sitos<text:line-break/>Inserir a inicial, a contestação e escrever por qual parte os quesitos devem ser elaborados</text:span></text:p>
        </text:list-item>
        <text:list-item>
          <text:p text:style-name="P5">Rebater argumentos </text:p>
          <text:p text:style-name="P4">Inserir o texto<text:span text:style-name="T4">, dar 2 enter`s e escrever: Siga as instruções com atenção.</text:span></text:p>
        </text:list-item>
        <text:list-item>
          <text:p text:style-name="P5">Réplica </text:p>
          <text:p text:style-name="P4">Inserir os documentos do processo<text:span text:style-name="T4">, dar 2 enter`s e escrever: Siga as instruções com atenção.</text:span></text:p>
        </text:list-item>
        <text:list-item>
          <text:p text:style-name="P6">Resume processos de família para audiências </text:p>
          <text:p text:style-name="P6"><text:span text:style-name="T3">Inserir os documentos do processo</text:span><text:span text:style-name="T5">, dar 2 enter`s e escrever: Siga as instruções com atenção.</text:span></text:p>
        </text:list-item>
        <text:list-item>
          <text:p text:style-name="P5">Resumir processos criminais para a Defesa </text:p>
          <text:p text:style-name="P6"><text:span text:style-name="T3">Inserir os documentos do processo</text:span><text:span text:style-name="T5">, dar 2 enter`s e escrever: Siga as instruções com atenção.</text:span></text:p>
        </text:list-item>
        <text:list-item>
          <text:p text:style-name="P5">Resumo - DPE </text:p>
          <text:p text:style-name="P6"><text:span text:style-name="T3">Inserir os documentos do processo</text:span><text:span text:style-name="T5">, dar 2 enter`s e escrever: Siga as instruções com atençã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ç" svg:font-family="Arialç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Source Han Sans CN Regular" svg:font-family="'Source Han Sans CN Regular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2:27:21.229000000</meta:creation-date>
    <dc:title>BOTAO</dc:title>
    <meta:editing-cycles>2</meta:editing-cycles>
    <meta:generator>LibreOffice/7.5.2.2$Windows_X86_64 LibreOffice_project/53bb9681a964705cf672590721dbc85eb4d0c3a2</meta:generator>
    <meta:editing-duration>PT4M52S</meta:editing-duration>
    <dc:date>2025-03-12T12:32:13.510000000</dc:date>
    <meta:document-statistic meta:table-count="0" meta:image-count="0" meta:object-count="0" meta:page-count="2" meta:paragraph-count="45" meta:word-count="401" meta:character-count="2435" meta:non-whitespace-character-count="2078"/>
    <meta:template xlink:type="simple" xlink:actuate="onRequest" xlink:title="BOTAO" xlink:href="../../../AppData/Roaming/LibreOffice/4/user/template/BOTAO.ott" meta:date="2025-03-12T12:27:20.965000000"/>
  </office:meta>
</office:document-meta>
</file>